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Akapitzlistą" style:list-style-name="LFO1" style:family="paragraph"/>
    <style:style style:name="P3" style:parent-style-name="Normalny" style:family="paragraph">
      <style:paragraph-properties fo:margin-left="0.25in">
        <style:tab-stops/>
      </style:paragraph-properties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P5" style:parent-style-name="Akapitzlistą" style:list-style-name="LFO1" style:family="paragraph"/>
    <style:style style:name="P6" style:parent-style-name="Normalny" style:family="paragraph">
      <style:paragraph-properties fo:margin-left="0.25in">
        <style:tab-stops/>
      </style:paragraph-properties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margin-left="0.25in">
        <style:tab-stops/>
      </style:paragraph-properties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family="paragraph">
      <style:paragraph-properties fo:margin-left="0.25in">
        <style:tab-stops/>
      </style:paragraph-properties>
    </style:style>
    <style:style style:name="T11" style:parent-style-name="Domyślnaczcionkaakapitu" style:family="text">
      <style:text-properties fo:font-weight="bold" style:font-weight-asian="bold" style:font-weight-complex="bold"/>
    </style:style>
    <style:style style:name="P12" style:parent-style-name="Normalny" style:family="paragraph">
      <style:paragraph-properties fo:margin-left="0.25in">
        <style:tab-stops/>
      </style:paragraph-properties>
    </style:style>
    <style:style style:name="T13" style:parent-style-name="Domyślnaczcionkaakapitu" style:family="text">
      <style:text-properties fo:font-weight="bold" style:font-weight-asian="bold" style:font-weight-complex="bold"/>
    </style:style>
    <style:style style:name="P14" style:parent-style-name="Normalny" style:family="paragraph">
      <style:paragraph-properties fo:margin-left="0.25in">
        <style:tab-stops/>
      </style:paragraph-properties>
    </style:style>
    <style:style style:name="T15" style:parent-style-name="Domyślnaczcionkaakapitu" style:family="text">
      <style:text-properties fo:font-weight="bold" style:font-weight-asian="bold" style:font-weight-complex="bold"/>
    </style:style>
    <style:style style:name="P16" style:parent-style-name="Akapitzlistą" style:list-style-name="LFO1" style:family="paragraph"/>
    <style:style style:name="P17" style:parent-style-name="Akapitzlistą" style:list-style-name="LFO10" style:family="paragraph"/>
    <style:style style:name="P18" style:parent-style-name="Akapitzlistą" style:list-style-name="LFO10" style:family="paragraph"/>
    <style:style style:name="P19" style:parent-style-name="Akapitzlistą" style:family="paragraph">
      <style:paragraph-properties fo:margin-left="1in">
        <style:tab-stops/>
      </style:paragraph-properties>
    </style:style>
    <style:style style:name="TableColumn21" style:family="table-column">
      <style:table-column-properties style:column-width="3.3277in"/>
    </style:style>
    <style:style style:name="Table20" style:family="table">
      <style:table-properties style:width="3.3277in" fo:margin-left="1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Akapitzlistą" style:family="paragraph">
      <style:paragraph-properties fo:margin-bottom="0in" fo:line-height="100%" fo:margin-left="1in">
        <style:tab-stops/>
      </style:paragraph-properties>
    </style:style>
    <style:style style:name="P25" style:parent-style-name="Akapitzlistą" style:family="paragraph">
      <style:paragraph-properties fo:margin-left="1in">
        <style:tab-stops/>
      </style:paragraph-properties>
    </style:style>
    <style:style style:name="P26" style:parent-style-name="Akapitzlistą" style:family="paragraph">
      <style:paragraph-properties fo:margin-left="1in">
        <style:tab-stops/>
      </style:paragraph-properties>
    </style:style>
    <style:style style:name="P27" style:parent-style-name="Akapitzlistą" style:list-style-name="LFO10" style:family="paragraph"/>
    <style:style style:name="P28" style:parent-style-name="Normalny" style:family="paragraph">
      <style:paragraph-properties fo:margin-left="1in">
        <style:tab-stops/>
      </style:paragraph-properties>
    </style:style>
    <style:style style:name="P29" style:parent-style-name="Normalny" style:family="paragraph">
      <style:paragraph-properties fo:margin-left="1in">
        <style:tab-stops/>
      </style:paragraph-properties>
    </style:style>
    <style:style style:name="P30" style:parent-style-name="Normalny" style:family="paragraph">
      <style:paragraph-properties fo:margin-left="1in">
        <style:tab-stops/>
      </style:paragraph-properties>
    </style:style>
    <style:style style:name="P31" style:parent-style-name="Normalny" style:family="paragraph">
      <style:paragraph-properties fo:margin-left="1in">
        <style:tab-stops/>
      </style:paragraph-properties>
    </style:style>
    <style:style style:name="P32" style:parent-style-name="Normalny" style:family="paragraph">
      <style:paragraph-properties fo:margin-left="1in">
        <style:tab-stops/>
      </style:paragraph-properties>
    </style:style>
    <style:style style:name="P33" style:parent-style-name="Akapitzlistą" style:list-style-name="LFO10" style:family="paragraph"/>
    <style:style style:name="P34" style:parent-style-name="Akapitzlistą" style:family="paragraph">
      <style:paragraph-properties fo:margin-left="1in">
        <style:tab-stops/>
      </style:paragraph-properties>
    </style:style>
    <style:style style:name="TableColumn36" style:family="table-column">
      <style:table-column-properties style:column-width="3.2298in"/>
    </style:style>
    <style:style style:name="Table35" style:family="table">
      <style:table-properties style:width="3.2298in" fo:margin-left="1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Akapitzlistą" style:family="paragraph">
      <style:paragraph-properties fo:margin-bottom="0in" fo:line-height="100%" fo:margin-left="1in">
        <style:tab-stops/>
      </style:paragraph-properties>
    </style:style>
    <style:style style:name="P40" style:parent-style-name="Akapitzlistą" style:family="paragraph">
      <style:paragraph-properties fo:margin-left="1in">
        <style:tab-stops/>
      </style:paragraph-properties>
    </style:style>
    <style:style style:name="P41" style:parent-style-name="Akapitzlistą" style:list-style-name="LFO10" style:family="paragraph"/>
    <style:style style:name="P42" style:parent-style-name="Akapitzlistą" style:family="paragraph">
      <style:paragraph-properties fo:margin-left="1in">
        <style:tab-stops/>
      </style:paragraph-properties>
    </style:style>
    <style:style style:name="TableColumn44" style:family="table-column">
      <style:table-column-properties style:column-width="3.3277in"/>
    </style:style>
    <style:style style:name="Table43" style:family="table">
      <style:table-properties style:width="3.3277in" fo:margin-left="1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Akapitzlistą" style:family="paragraph">
      <style:paragraph-properties fo:margin-bottom="0in" fo:line-height="100%" fo:margin-left="0in">
        <style:tab-stops/>
      </style:paragraph-properties>
    </style:style>
    <style:style style:name="P48" style:parent-style-name="Akapitzlistą" style:family="paragraph">
      <style:paragraph-properties fo:margin-left="1in">
        <style:tab-stops/>
      </style:paragraph-properties>
    </style:style>
    <style:style style:name="P49" style:parent-style-name="Normalny" style:family="paragraph">
      <style:paragraph-properties fo:margin-left="0.4916in">
        <style:tab-stops/>
      </style:paragraph-properties>
    </style:style>
    <style:style style:name="P50" style:parent-style-name="Akapitzlistą" style:list-style-name="LFO9" style:family="paragraph"/>
    <style:style style:name="P51" style:parent-style-name="Akapitzlistą" style:list-style-name="LFO9" style:family="paragraph"/>
    <style:style style:name="P52" style:parent-style-name="Akapitzlistą" style:list-style-name="LFO9" style:family="paragraph"/>
    <style:style style:name="P53" style:parent-style-name="Akapitzlistą" style:list-style-name="LFO9" style:family="paragraph"/>
    <style:style style:name="P54" style:parent-style-name="Normalny" style:family="paragraph">
      <style:paragraph-properties fo:margin-left="0.4916in">
        <style:tab-stops/>
      </style:paragraph-properties>
    </style:style>
    <style:style style:name="P55" style:parent-style-name="Normalny" style:family="paragraph">
      <style:paragraph-properties fo:margin-left="0.4916in">
        <style:tab-stops/>
      </style:paragraph-properties>
    </style:style>
    <style:style style:name="P56" style:parent-style-name="Normalny" style:family="paragraph">
      <style:paragraph-properties fo:margin-left="0.9833in">
        <style:tab-stops/>
      </style:paragraph-properties>
    </style:style>
    <style:style style:name="P57" style:parent-style-name="Normalny" style:family="paragraph">
      <style:paragraph-properties fo:margin-left="0.9833in">
        <style:tab-stops/>
      </style:paragraph-properties>
    </style:style>
    <style:style style:name="P58" style:parent-style-name="Normalny" style:family="paragraph">
      <style:paragraph-properties fo:margin-left="0.9833in">
        <style:tab-stops/>
      </style:paragraph-properties>
    </style:style>
    <style:style style:name="P59" style:parent-style-name="Normalny" style:family="paragraph">
      <style:paragraph-properties fo:margin-left="0.4916in">
        <style:tab-stops/>
      </style:paragraph-properties>
    </style:style>
    <style:style style:name="P60" style:parent-style-name="Normalny" style:family="paragraph">
      <style:paragraph-properties fo:margin-left="0.9833in">
        <style:tab-stops/>
      </style:paragraph-properties>
    </style:style>
    <style:style style:name="P61" style:parent-style-name="Normalny" style:family="paragraph">
      <style:paragraph-properties fo:margin-left="0.9833in">
        <style:tab-stops/>
      </style:paragraph-properties>
    </style:style>
    <style:style style:name="P62" style:parent-style-name="Normalny" style:family="paragraph">
      <style:paragraph-properties fo:margin-left="0.9833in">
        <style:tab-stops/>
      </style:paragraph-properties>
    </style:style>
    <style:style style:name="P63" style:parent-style-name="Normalny" style:family="paragraph">
      <style:paragraph-properties fo:margin-left="0.4916in">
        <style:tab-stops/>
      </style:paragraph-properties>
    </style:style>
    <style:style style:name="P64" style:parent-style-name="Akapitzlistą" style:list-style-name="LFO1" style:family="paragraph"/>
    <style:style style:name="P65" style:parent-style-name="Normalny" style:family="paragraph">
      <style:paragraph-properties fo:margin-left="0.25in">
        <style:tab-stops/>
      </style:paragraph-properties>
    </style:style>
    <style:style style:name="P66" style:parent-style-name="Normalny" style:list-style-name="LFO2" style:family="paragraph"/>
    <style:style style:name="T67" style:parent-style-name="Domyślnaczcionkaakapitu" style:family="text">
      <style:text-properties fo:font-weight="bold" style:font-weight-asian="bold" style:font-weight-complex="bold"/>
    </style:style>
    <style:style style:name="T68" style:parent-style-name="Domyślnaczcionkaakapitu" style:family="text">
      <style:text-properties fo:font-weight="bold" style:font-weight-asian="bold" style:font-weight-complex="bold"/>
    </style:style>
    <style:style style:name="P69" style:parent-style-name="Normalny" style:list-style-name="LFO2" style:family="paragraph"/>
    <style:style style:name="T70" style:parent-style-name="Domyślnaczcionkaakapitu" style:family="text">
      <style:text-properties fo:font-weight="bold" style:font-weight-asian="bold" style:font-weight-complex="bold"/>
    </style:style>
    <style:style style:name="P71" style:parent-style-name="Akapitzlistą" style:list-style-name="LFO2" style:family="paragraph">
      <style:paragraph-properties fo:margin-top="0.0694in" fo:margin-bottom="0.0694in" fo:line-height="100%"/>
      <style:text-properties fo:hyphenate="true"/>
    </style:style>
    <style:style style:name="P72" style:parent-style-name="Akapitzlistą" style:list-style-name="LFO2" style:family="paragraph">
      <style:paragraph-properties fo:margin-top="0.0694in" fo:margin-bottom="0.0694in" fo:line-height="100%"/>
      <style:text-properties fo:hyphenate="true"/>
    </style:style>
    <style:style style:name="P73" style:parent-style-name="Akapitzlistą" style:list-style-name="LFO2" style:family="paragraph">
      <style:paragraph-properties fo:margin-top="0.0694in" fo:margin-bottom="0.0694in" fo:line-height="100%"/>
      <style:text-properties fo:hyphenate="true"/>
    </style:style>
    <style:style style:name="P74" style:parent-style-name="Akapitzlistą" style:list-style-name="LFO2" style:family="paragraph">
      <style:paragraph-properties fo:margin-top="0.0694in" fo:margin-bottom="0.0694in" fo:line-height="100%"/>
      <style:text-properties fo:hyphenate="true"/>
    </style:style>
    <style:style style:name="P75" style:parent-style-name="Akapitzlistą" style:list-style-name="LFO2" style:family="paragraph">
      <style:paragraph-properties fo:margin-top="0.0694in" fo:margin-bottom="0.0694in" fo:line-height="100%"/>
      <style:text-properties fo:hyphenate="true"/>
    </style:style>
    <style:style style:name="T76" style:parent-style-name="HTML-kod" style:family="text">
      <style:text-properties style:font-name-asian="Aptos"/>
    </style:style>
    <style:style style:name="T77" style:parent-style-name="HTML-kod" style:family="text">
      <style:text-properties style:font-name-asian="Aptos"/>
    </style:style>
    <style:style style:name="P78" style:parent-style-name="Normalny" style:list-style-name="LFO2" style:family="paragraph"/>
    <style:style style:name="T79" style:parent-style-name="Domyślnaczcionkaakapitu" style:family="text">
      <style:text-properties fo:font-weight="bold" style:font-weight-asian="bold" style:font-weight-complex="bold"/>
    </style:style>
    <style:style style:name="P80" style:parent-style-name="Akapitzlistą" style:list-style-name="LFO2" style:family="paragraph"/>
    <style:style style:name="T81" style:parent-style-name="Domyślnaczcionkaakapitu" style:family="text">
      <style:text-properties fo:font-weight="bold" style:font-weight-asian="bold" style:font-weight-complex="bold"/>
    </style:style>
    <style:style style:name="P82" style:parent-style-name="Akapitzlistą" style:list-style-name="LFO2" style:family="paragraph"/>
    <style:style style:name="T83" style:parent-style-name="Domyślnaczcionkaakapitu" style:family="text">
      <style:text-properties fo:font-weight="bold" style:font-weight-asian="bold" style:font-weight-complex="bold"/>
    </style:style>
    <style:style style:name="P84" style:parent-style-name="Akapitzlistą" style:list-style-name="LFO2" style:family="paragraph"/>
    <style:style style:name="T85" style:parent-style-name="Domyślnaczcionkaakapitu" style:family="text">
      <style:text-properties fo:font-weight="bold" style:font-weight-asian="bold" style:font-weight-complex="bold"/>
    </style:style>
    <style:style style:name="P86" style:parent-style-name="Akapitzlistą" style:list-style-name="LFO2" style:family="paragraph"/>
    <style:style style:name="T87" style:parent-style-name="Domyślnaczcionkaakapitu" style:family="text">
      <style:text-properties fo:font-weight="bold" style:font-weight-asian="bold" style:font-weight-complex="bold"/>
    </style:style>
    <style:style style:name="P88" style:parent-style-name="Normalny" style:list-style-name="LFO2" style:family="paragraph"/>
    <style:style style:name="T89" style:parent-style-name="Domyślnaczcionkaakapitu" style:family="text">
      <style:text-properties fo:font-weight="bold" style:font-weight-asian="bold" style:font-weight-complex="bold"/>
    </style:style>
    <style:style style:name="P90" style:parent-style-name="Akapitzlistą" style:list-style-name="LFO2" style:family="paragraph"/>
    <style:style style:name="P91" style:parent-style-name="Akapitzlistą" style:family="paragraph">
      <style:paragraph-properties fo:margin-left="1in">
        <style:tab-stops/>
      </style:paragraph-properties>
    </style:style>
    <style:style style:name="P92" style:parent-style-name="Normalny" style:list-style-name="LFO2" style:family="paragraph"/>
    <style:style style:name="P93" style:parent-style-name="Normalny" style:list-style-name="LFO2" style:family="paragraph"/>
    <style:style style:name="P94" style:parent-style-name="Normalny" style:list-style-name="LFO2" style:family="paragraph"/>
    <style:style style:name="P95" style:parent-style-name="Normalny" style:list-style-name="LFO2" style:family="paragraph"/>
    <style:style style:name="P96" style:parent-style-name="Normalny" style:list-style-name="LFO2" style:family="paragraph"/>
    <style:style style:name="P97" style:parent-style-name="Normalny" style:list-style-name="LFO2" style:family="paragraph"/>
    <style:style style:name="P98" style:parent-style-name="Normalny" style:list-style-name="LFO2" style:family="paragraph"/>
    <style:style style:name="P99" style:parent-style-name="Normalny" style:list-style-name="LFO2" style:family="paragraph"/>
    <style:style style:name="P100" style:parent-style-name="Normalny" style:list-style-name="LFO2" style:family="paragraph"/>
    <style:style style:name="P101" style:parent-style-name="Normalny" style:list-style-name="LFO2" style:family="paragraph"/>
    <style:style style:name="P102" style:parent-style-name="Normalny" style:list-style-name="LFO2" style:family="paragraph"/>
    <style:style style:name="P103" style:parent-style-name="Normalny" style:list-style-name="LFO2" style:family="paragraph"/>
    <style:style style:name="P104" style:parent-style-name="Normalny" style:list-style-name="LFO2" style:family="paragraph"/>
    <style:style style:name="P105" style:parent-style-name="Normalny" style:list-style-name="LFO2" style:family="paragraph"/>
    <style:style style:name="P106" style:parent-style-name="Normalny" style:list-style-name="LFO2" style:family="paragraph"/>
    <style:style style:name="P107" style:parent-style-name="Normalny" style:list-style-name="LFO2" style:family="paragraph"/>
    <style:style style:name="P108" style:parent-style-name="Normalny" style:list-style-name="LFO2" style:family="paragraph"/>
    <style:style style:name="P109" style:parent-style-name="Normalny" style:list-style-name="LFO2" style:family="paragraph"/>
    <style:style style:name="P110" style:parent-style-name="Normalny" style:list-style-name="LFO2" style:family="paragraph"/>
    <style:style style:name="P111" style:parent-style-name="Normalny" style:list-style-name="LFO2" style:family="paragraph"/>
    <style:style style:name="P112" style:parent-style-name="Normalny" style:list-style-name="LFO2" style:family="paragraph"/>
    <style:style style:name="P113" style:parent-style-name="Normalny" style:list-style-name="LFO2" style:family="paragraph"/>
    <style:style style:name="P114" style:parent-style-name="Normalny" style:list-style-name="LFO2" style:family="paragraph"/>
    <style:style style:name="P115" style:parent-style-name="Normalny" style:list-style-name="LFO2" style:family="paragraph"/>
    <style:style style:name="P116" style:parent-style-name="Normalny" style:list-style-name="LFO2" style:family="paragraph"/>
    <style:style style:name="P117" style:parent-style-name="Normalny" style:list-style-name="LFO2" style:family="paragraph"/>
    <style:style style:name="P118" style:parent-style-name="Normalny" style:list-style-name="LFO2" style:family="paragraph"/>
    <style:style style:name="P119" style:parent-style-name="Normalny" style:list-style-name="LFO2" style:family="paragraph"/>
    <style:style style:name="P120" style:parent-style-name="Normalny" style:list-style-name="LFO2" style:family="paragraph"/>
    <style:style style:name="P121" style:parent-style-name="Normalny" style:list-style-name="LFO2" style:family="paragraph"/>
    <style:style style:name="P122" style:parent-style-name="Normalny" style:list-style-name="LFO2" style:family="paragraph"/>
    <style:style style:name="P123" style:parent-style-name="Normalny" style:list-style-name="LFO2" style:family="paragraph"/>
    <style:style style:name="P124" style:parent-style-name="Normalny" style:list-style-name="LFO2" style:family="paragraph"/>
    <style:style style:name="P125" style:parent-style-name="Normalny" style:list-style-name="LFO2" style:family="paragraph"/>
    <style:style style:name="P126" style:parent-style-name="Normalny" style:family="paragraph">
      <style:paragraph-properties fo:margin-left="1in">
        <style:tab-stops/>
      </style:paragraph-properties>
    </style:style>
    <style:style style:name="P127" style:parent-style-name="Normalny" style:list-style-name="LFO2" style:family="paragraph"/>
    <style:style style:name="P128" style:parent-style-name="Normalny" style:list-style-name="LFO2" style:family="paragraph"/>
    <style:style style:name="P129" style:parent-style-name="Normalny" style:list-style-name="LFO2" style:family="paragraph"/>
    <style:style style:name="P130" style:parent-style-name="Normalny" style:list-style-name="LFO2" style:family="paragraph"/>
    <style:style style:name="P131" style:parent-style-name="Normalny" style:list-style-name="LFO2" style:family="paragraph"/>
    <style:style style:name="P132" style:parent-style-name="Normalny" style:list-style-name="LFO2" style:family="paragraph"/>
    <style:style style:name="P133" style:parent-style-name="Normalny" style:list-style-name="LFO2" style:family="paragraph"/>
    <style:style style:name="P134" style:parent-style-name="Normalny" style:list-style-name="LFO2" style:family="paragraph"/>
    <style:style style:name="P135" style:parent-style-name="Normalny" style:list-style-name="LFO2" style:family="paragraph"/>
    <style:style style:name="P136" style:parent-style-name="Normalny" style:list-style-name="LFO2" style:family="paragraph"/>
    <style:style style:name="P137" style:parent-style-name="Normalny" style:list-style-name="LFO2" style:family="paragraph"/>
    <style:style style:name="P138" style:parent-style-name="Normalny" style:list-style-name="LFO2" style:family="paragraph"/>
    <style:style style:name="P139" style:parent-style-name="Normalny" style:list-style-name="LFO2" style:family="paragraph"/>
    <style:style style:name="P140" style:parent-style-name="Normalny" style:list-style-name="LFO2" style:family="paragraph"/>
    <style:style style:name="P141" style:parent-style-name="Normalny" style:list-style-name="LFO2" style:family="paragraph"/>
    <style:style style:name="P142" style:parent-style-name="Normalny" style:list-style-name="LFO2" style:family="paragraph"/>
    <style:style style:name="P143" style:parent-style-name="Normalny" style:list-style-name="LFO2" style:family="paragraph"/>
    <style:style style:name="P144" style:parent-style-name="Normalny" style:list-style-name="LFO2" style:family="paragraph"/>
    <style:style style:name="P145" style:parent-style-name="Normalny" style:list-style-name="LFO2" style:family="paragraph"/>
    <style:style style:name="P146" style:parent-style-name="Normalny" style:list-style-name="LFO2" style:family="paragraph"/>
    <style:style style:name="P147" style:parent-style-name="Normalny" style:list-style-name="LFO2" style:family="paragraph"/>
    <style:style style:name="P148" style:parent-style-name="Normalny" style:list-style-name="LFO2" style:family="paragraph"/>
    <style:style style:name="P149" style:parent-style-name="Normalny" style:list-style-name="LFO2" style:family="paragraph"/>
    <style:style style:name="P150" style:parent-style-name="Normalny" style:list-style-name="LFO2" style:family="paragraph"/>
    <style:style style:name="P151" style:parent-style-name="Normalny" style:list-style-name="LFO2" style:family="paragraph"/>
    <style:style style:name="P152" style:parent-style-name="Normalny" style:list-style-name="LFO2" style:family="paragraph"/>
    <style:style style:name="P153" style:parent-style-name="Normalny" style:list-style-name="LFO2" style:family="paragraph"/>
    <style:style style:name="P154" style:parent-style-name="Normalny" style:list-style-name="LFO2" style:family="paragraph"/>
    <style:style style:name="P155" style:parent-style-name="Normalny" style:family="paragraph">
      <style:paragraph-properties fo:margin-left="1in">
        <style:tab-stops/>
      </style:paragraph-properties>
    </style:style>
    <style:style style:name="P156" style:parent-style-name="Normalny" style:list-style-name="LFO2" style:family="paragraph"/>
    <style:style style:name="P157" style:parent-style-name="Normalny" style:list-style-name="LFO2" style:family="paragraph"/>
    <style:style style:name="P158" style:parent-style-name="Normalny" style:list-style-name="LFO2" style:family="paragraph"/>
    <style:style style:name="P159" style:parent-style-name="Normalny" style:list-style-name="LFO2" style:family="paragraph"/>
    <style:style style:name="P160" style:parent-style-name="Normalny" style:list-style-name="LFO2" style:family="paragraph"/>
    <style:style style:name="P161" style:parent-style-name="Normalny" style:list-style-name="LFO2" style:family="paragraph"/>
    <style:style style:name="P162" style:parent-style-name="Normalny" style:list-style-name="LFO2" style:family="paragraph"/>
    <style:style style:name="P163" style:parent-style-name="Normalny" style:list-style-name="LFO2" style:family="paragraph"/>
    <style:style style:name="P164" style:parent-style-name="Normalny" style:list-style-name="LFO2" style:family="paragraph"/>
    <style:style style:name="P165" style:parent-style-name="Normalny" style:list-style-name="LFO2" style:family="paragraph"/>
    <style:style style:name="P166" style:parent-style-name="Normalny" style:list-style-name="LFO2" style:family="paragraph"/>
    <style:style style:name="P167" style:parent-style-name="Normalny" style:list-style-name="LFO2" style:family="paragraph"/>
    <style:style style:name="P168" style:parent-style-name="Normalny" style:list-style-name="LFO2" style:family="paragraph"/>
    <style:style style:name="P169" style:parent-style-name="Normalny" style:list-style-name="LFO2" style:family="paragraph"/>
    <style:style style:name="P170" style:parent-style-name="Normalny" style:list-style-name="LFO2" style:family="paragraph"/>
    <style:style style:name="P171" style:parent-style-name="Normalny" style:list-style-name="LFO2" style:family="paragraph"/>
    <style:style style:name="P172" style:parent-style-name="Normalny" style:list-style-name="LFO2" style:family="paragraph"/>
    <style:style style:name="P173" style:parent-style-name="Normalny" style:list-style-name="LFO2" style:family="paragraph"/>
    <style:style style:name="P174" style:parent-style-name="Normalny" style:list-style-name="LFO2" style:family="paragraph"/>
    <style:style style:name="P175" style:parent-style-name="Normalny" style:list-style-name="LFO2" style:family="paragraph"/>
    <style:style style:name="P176" style:parent-style-name="Normalny" style:list-style-name="LFO2" style:family="paragraph"/>
    <style:style style:name="P177" style:parent-style-name="Normalny" style:list-style-name="LFO2" style:family="paragraph"/>
    <style:style style:name="P178" style:parent-style-name="Normalny" style:list-style-name="LFO2" style:family="paragraph"/>
    <style:style style:name="P179" style:parent-style-name="Akapitzlistą" style:list-style-name="LFO1" style:family="paragraph"/>
    <style:style style:name="P180" style:parent-style-name="Akapitzlistą" style:list-style-name="LFO4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181" style:parent-style-name="Domyślnaczcionkaakapitu" style:family="text">
      <style:text-properties fo:font-weight="bold" style:font-weight-asian="bold" style:font-weight-complex="bold"/>
    </style:style>
    <style:style style:name="P182" style:parent-style-name="Akapitzlistą" style:list-style-name="LFO4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183" style:parent-style-name="Domyślnaczcionkaakapitu" style:family="text">
      <style:text-properties fo:font-weight="bold" style:font-weight-asian="bold" style:font-weight-complex="bold"/>
    </style:style>
    <style:style style:name="P184" style:parent-style-name="Akapitzlistą" style:list-style-name="LFO4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185" style:parent-style-name="Domyślnaczcionkaakapitu" style:family="text">
      <style:text-properties fo:font-weight="bold" style:font-weight-asian="bold" style:font-weight-complex="bold"/>
    </style:style>
    <style:style style:name="P186" style:parent-style-name="Akapitzlistą" style:list-style-name="LFO5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87" style:parent-style-name="Akapitzlistą" style:list-style-name="LFO5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88" style:parent-style-name="Normalny" style:family="paragraph">
      <style:paragraph-properties fo:margin-left="0.5in">
        <style:tab-stops/>
      </style:paragraph-properties>
    </style:style>
    <style:style style:name="T189" style:parent-style-name="Domyślnaczcionkaakapitu" style:family="text">
      <style:text-properties fo:font-weight="bold" style:font-weight-asian="bold" style:font-weight-complex="bold"/>
    </style:style>
    <style:style style:name="P190" style:parent-style-name="Normalny" style:family="paragraph">
      <style:paragraph-properties fo:margin-left="0.75in">
        <style:tab-stops/>
      </style:paragraph-properties>
    </style:style>
    <style:style style:name="T191" style:parent-style-name="Domyślnaczcionkaakapitu" style:family="text">
      <style:text-properties fo:font-weight="bold" style:font-weight-asian="bold" style:font-weight-complex="bold"/>
    </style:style>
    <style:style style:name="P192" style:parent-style-name="Normalny" style:family="paragraph">
      <style:paragraph-properties fo:margin-left="0.75in">
        <style:tab-stops/>
      </style:paragraph-properties>
    </style:style>
    <style:style style:name="T193" style:parent-style-name="Domyślnaczcionkaakapitu" style:family="text">
      <style:text-properties fo:font-weight="bold" style:font-weight-asian="bold" style:font-weight-complex="bold"/>
    </style:style>
    <style:style style:name="P194" style:parent-style-name="Normalny" style:family="paragraph">
      <style:paragraph-properties fo:margin-left="0.75in">
        <style:tab-stops/>
      </style:paragraph-properties>
    </style:style>
    <style:style style:name="T195" style:parent-style-name="Domyślnaczcionkaakapitu" style:family="text">
      <style:text-properties fo:font-weight="bold" style:font-weight-asian="bold" style:font-weight-complex="bold"/>
    </style:style>
    <style:style style:name="P196" style:parent-style-name="Normalny" style:family="paragraph">
      <style:paragraph-properties fo:margin-left="0.5in">
        <style:tab-stops/>
      </style:paragraph-properties>
    </style:style>
    <style:style style:name="T197" style:parent-style-name="Domyślnaczcionkaakapitu" style:family="text">
      <style:text-properties fo:font-weight="bold" style:font-weight-asian="bold" style:font-weight-complex="bold"/>
    </style:style>
    <style:style style:name="P198" style:parent-style-name="Normalny" style:family="paragraph">
      <style:paragraph-properties fo:margin-left="0.75in">
        <style:tab-stops/>
      </style:paragraph-properties>
    </style:style>
    <style:style style:name="P199" style:parent-style-name="Akapitzlistą" style:list-style-name="LFO1" style:family="paragraph"/>
    <style:style style:name="P200" style:parent-style-name="Akapitzlistą" style:list-style-name="LFO8" style:family="paragraph"/>
    <style:style style:name="T201" style:parent-style-name="Domyślnaczcionkaakapitu" style:family="text">
      <style:text-properties fo:font-weight="bold" style:font-weight-asian="bold" style:font-weight-complex="bold"/>
    </style:style>
    <style:style style:name="P202" style:parent-style-name="Akapitzlistą" style:list-style-name="LFO8" style:family="paragraph"/>
    <style:style style:name="T203" style:parent-style-name="Domyślnaczcionkaakapitu" style:family="text">
      <style:text-properties fo:font-weight="bold" style:font-weight-asian="bold" style:font-weight-complex="bold"/>
    </style:style>
    <style:style style:name="P204" style:parent-style-name="Akapitzlistą" style:list-style-name="LFO8" style:family="paragraph"/>
    <style:style style:name="T205" style:parent-style-name="Domyślnaczcionkaakapitu" style:family="text">
      <style:text-properties fo:font-weight="bold" style:font-weight-asian="bold" style:font-weight-complex="bold"/>
    </style:style>
    <style:style style:name="P206" style:parent-style-name="Akapitzlistą" style:list-style-name="LFO8" style:family="paragraph"/>
    <style:style style:name="T207" style:parent-style-name="Domyślnaczcionkaakapitu" style:family="text">
      <style:text-properties fo:font-weight="bold" style:font-weight-asian="bold" style:font-weight-complex="bold"/>
    </style:style>
    <style:style style:name="P208" style:parent-style-name="Akapitzlistą" style:list-style-name="LFO1" style:family="paragraph"/>
    <style:style style:name="P209" style:parent-style-name="Akapitzlistą" style:family="paragraph">
      <style:text-properties fo:font-weight="bold" style:font-weight-asian="bold" style:font-weight-complex="bold"/>
    </style:style>
    <style:style style:name="P210" style:parent-style-name="Akapitzlistą" style:family="paragraph">
      <style:text-properties fo:font-weight="bold" style:font-weight-asian="bold" style:font-weight-complex="bold"/>
    </style:style>
    <style:style style:name="P211" style:parent-style-name="Normalny" style:family="paragraph">
      <style:paragraph-properties fo:margin-left="0.25in">
        <style:tab-stops/>
      </style:paragraph-properties>
    </style:style>
    <style:style style:name="P212" style:parent-style-name="Normalny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SocialNet</text:p>
      <text:p text:style-name="Normalny"/>
      <text:list text:style-name="LFO1" text:continue-numbering="true">
        <text:list-item>
          <text:p text:style-name="P2">Krótki opis</text:p>
        </text:list-item>
      </text:list>
      <text:p text:style-name="P3"><text:span text:style-name="T4">SocialNet</text:span><text:s/>to innowacyjna platforma społecznościowa, która umożliwia użytkownikom łatwe tworzenie wpisów tekstowych z pełną kontrolą nad opublikowanymi materiałami. Niezalogowani użytkownicy mogą przeglądać treści, natomiast reszta funkcji jest dostępna po zalogowaniu. System wykorzystuje bazę danych PostgreSQL do przechowywania danych użytkowników i treści, a także zapewnia bezpieczeństwo danych dzięki odpowiednim mechanizmom uwierzytelniania i autoryzacji.</text:p>
      <text:list text:style-name="LFO1" text:continue-numbering="true">
        <text:list-item>
          <text:p text:style-name="P5">Specyfikacja wykorzystanych technologii</text:p>
        </text:list-item>
      </text:list>
      <text:p text:style-name="P6"><text:span text:style-name="T7">Backend</text:span>: C# .NET 8</text:p>
      <text:p text:style-name="P8"><text:span text:style-name="T9">Baza danych</text:span>: PostgreSQL</text:p>
      <text:p text:style-name="P10"><text:span text:style-name="T11">Framework</text:span>: ASP.NET Core MVC</text:p>
      <text:p text:style-name="P12"><text:span text:style-name="T13">Autoryzacja</text:span>: ASP.NET Identity</text:p>
      <text:p text:style-name="P14"><text:span text:style-name="T15">UI</text:span>: HTML, CSS, JavaScript<text:s/></text:p>
      <text:list text:style-name="LFO1" text:continue-numbering="true">
        <text:list-item>
          <text:p text:style-name="P16">Instrukcja pierwszego uruchomienia projektu</text:p>
        </text:list-item>
      </text:list>
      <text:p text:style-name="Akapitzlistą"/>
      <text:list text:style-name="LFO10" text:continue-numbering="true">
        <text:list-item>
          <text:p text:style-name="P17">Upewnij się, że masz zainstalowanego dockera</text:p>
        </text:list-item>
        <text:list-item>
          <text:p text:style-name="P18">W<text:s/>katalogu głównym uruchom bazę danych PostgreSQL:</text:p>
        </text:list-item>
      </text:list>
      <text:p text:style-name="P19"><text:s/></text:p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docker-compose up -d</text:p>
          </table:table-cell>
        </table:table-row>
      </table:table>
      <text:p text:style-name="P25"/>
      <text:p text:style-name="P26"><text:s/></text:p>
      <text:list text:style-name="LFO10" text:continue-numbering="true">
        <text:list-item>
          <text:p text:style-name="P27">Po kilku sekundach baza danych będzie dostępna pod adresem:</text:p>
        </text:list-item>
      </text:list>
      <text:p text:style-name="P28">Host: localhost</text:p>
      <text:p text:style-name="P29">Port: 5432</text:p>
      <text:p text:style-name="P30">Username: postgres</text:p>
      <text:p text:style-name="P31">Password: admin</text:p>
      <text:p text:style-name="P32">Database: socialnet</text:p>
      <text:list text:style-name="LFO10" text:continue-numbering="true">
        <text:list-item>
          <text:p text:style-name="P33">Przywróć zależności projektu:</text:p>
        </text:list-item>
      </text:list>
      <text:p text:style-name="P34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dotnet restore</text:p>
          </table:table-cell>
        </table:table-row>
      </table:table>
      <text:p text:style-name="P40"/>
      <text:list text:style-name="LFO10" text:continue-numbering="true">
        <text:list-item>
          <text:p text:style-name="P41">Jeśli to konieczne, zaktualizuj bazę danych:</text:p>
        </text:list-item>
      </text:list>
      <text:p text:style-name="P42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dotnet ef database update</text:p>
          </table:table-cell>
        </table:table-row>
      </table:table>
      <text:p text:style-name="P48"/>
      <text:p text:style-name="P49">Należy zainstalować pakiety NuGet</text:p>
      <text:soft-page-break/>
      <text:list text:style-name="LFO9" text:continue-numbering="true">
        <text:list-item>
          <text:p text:style-name="P50">Microsoft.EntityFrameworkCore.Design</text:p>
        </text:list-item>
        <text:list-item>
          <text:p text:style-name="P51">Microsoft.EntityFrameworkCore.Tools</text:p>
        </text:list-item>
        <text:list-item>
          <text:p text:style-name="P52">Npgsql</text:p>
        </text:list-item>
        <text:list-item>
          <text:p text:style-name="P53">Npgsql.EntityFrameworkCore.PostgreSQL</text:p>
        </text:list-item>
      </text:list>
      <text:p text:style-name="P54">Baza danych zawiera dwóch zarejestrowanych użytkowników:</text:p>
      <text:p text:style-name="P55">Użytkownik 1:</text:p>
      <text:p text:style-name="P56">Login: admin</text:p>
      <text:p text:style-name="P57">Haslo: admin</text:p>
      <text:p text:style-name="P58">Rola: Admin</text:p>
      <text:p text:style-name="P59">Użytkownik 2:</text:p>
      <text:p text:style-name="P60">Login: user</text:p>
      <text:p text:style-name="P61">Haslo: user</text:p>
      <text:p text:style-name="P62">Rola: User</text:p>
      <text:p text:style-name="P63"/>
      <text:list text:style-name="LFO1" text:continue-numbering="true">
        <text:list-item>
          <text:p text:style-name="P64">Opis struktury projektu</text:p>
        </text:list-item>
      </text:list>
      <text:p text:style-name="P65">Projekt ma strukturę klasycznego MVC (Model-View-Controller) w ASP.NET Core:</text:p>
      <text:list text:style-name="LFO2" text:continue-numbering="true">
        <text:list-item>
          <text:p text:style-name="P66"><text:span text:style-name="T67">Model</text:span><text:span text:style-name="T68">e</text:span>:<text:s/></text:p>
          <text:list text:continue-numbering="true">
            <text:list-item>
              <text:p text:style-name="P69"><text:span text:style-name="T70">User</text:span></text:p>
              <text:list text:continue-numbering="true">
                <text:list-item>
                  <text:p text:style-name="P71"><text:span text:style-name="Pogrubienie">Id:</text:span><text:s/>Klucz główny użytkownika.</text:p>
                </text:list-item>
                <text:list-item>
                  <text:p text:style-name="P72"><text:span text:style-name="Pogrubienie">Email:</text:span><text:s/>Adres e-mail.</text:p>
                </text:list-item>
                <text:list-item>
                  <text:p text:style-name="P73"><text:span text:style-name="Pogrubienie">Login:</text:span><text:s/>Unikalny login użytkownika.</text:p>
                </text:list-item>
                <text:list-item>
                  <text:p text:style-name="P74"><text:span text:style-name="Pogrubienie">Password:</text:span><text:s/>Hasło użytkownika (haszowane).</text:p>
                </text:list-item>
                <text:list-item>
                  <text:p text:style-name="P75"><text:span text:style-name="Pogrubienie">Role:</text:span><text:s/>Rola użytkownika (<text:span text:style-name="T76">user</text:span>,<text:s/><text:span text:style-name="T77">admin</text:span>).</text:p>
                </text:list-item>
              </text:list>
            </text:list-item>
            <text:list-item>
              <text:p text:style-name="P78"><text:span text:style-name="T79">Post</text:span></text:p>
              <text:list text:continue-numbering="true">
                <text:list-item>
                  <text:p text:style-name="P80"><text:span text:style-name="T81">Id:</text:span><text:s/>Klucz główny wpisu.</text:p>
                </text:list-item>
                <text:list-item>
                  <text:p text:style-name="P82"><text:span text:style-name="T83">Content:</text:span><text:s/>Treść wpisu (z obsługą nowych linii).</text:p>
                </text:list-item>
                <text:list-item>
                  <text:p text:style-name="P84"><text:span text:style-name="T85">Author:</text:span><text:s/>Autor wpisu (nazwa użytkownika).</text:p>
                </text:list-item>
                <text:list-item>
                  <text:p text:style-name="P86"><text:span text:style-name="T87">CreatedAt:</text:span><text:s/>Data utworzenia wpisu (UTC).</text:p>
                </text:list-item>
              </text:list>
            </text:list-item>
          </text:list>
        </text:list-item>
        <text:list-item>
          <text:p text:style-name="P88"><text:span text:style-name="T89">Controllers</text:span>:</text:p>
          <text:list text:continue-numbering="true">
            <text:list-item>
              <text:p text:style-name="P90">AccountController<text:s/></text:p>
            </text:list-item>
          </text:list>
        </text:list-item>
      </text:list>
      <text:p text:style-name="P91">Kontroler odpowiedzialny za logowanie, rejestrację oraz wylogowywanie użytkowników.</text:p>
      <text:list text:style-name="LFO2" text:continue-numbering="true">
        <text:list-item>
          <text:list>
            <text:list-item>
              <text:list>
                <text:list-item>
                  <text:p text:style-name="P92">Metody:</text:p>
                  <text:list text:continue-numbering="true">
                    <text:list-item>
                      <text:p text:style-name="P93">Register (GET):</text:p>
                      <text:list text:continue-numbering="true">
                        <text:list-item>
                          <text:p text:style-name="P94">Metoda HTTP: GET</text:p>
                        </text:list-item>
                        <text:list-item>
                          <text:p text:style-name="P95">Opis: Wyświetla formularz rejestracji użytkownika.</text:p>
                        </text:list-item>
                        <text:list-item>
                          <text:p text:style-name="P96">Przekazywane dane: Brak.</text:p>
                        </text:list-item>
                        <text:list-item>
                          <text:p text:style-name="P97">Zwracane dane: Widok Register.cshtml.</text:p>
                        </text:list-item>
                      </text:list>
                    </text:list-item>
                    <text:list-item>
                      <text:p text:style-name="P98">Register (POST):</text:p>
                      <text:list text:continue-numbering="true">
                        <text:list-item>
                          <text:p text:style-name="P99">Metoda HTTP: POST</text:p>
                        </text:list-item>
                        <text:list-item>
                          <text:p text:style-name="P100">Opis: Przetwarza dane przesłane z formularza rejestracji. Waliduje dane i tworzy nowego użytkownika w bazie danych.</text:p>
                        </text:list-item>
                        <text:list-item>
                          <text:p text:style-name="P101">Przekazywane dane: email, login, password, confirmPassword.</text:p>
                        </text:list-item>
                        <text:list-item>
                          <text:p text:style-name="P102">Działanie:</text:p>
                          <text:list text:continue-numbering="true">
                            <text:list-item>
                              <text:p text:style-name="P103">Sprawdza poprawność hasła (czy oba pola są zgodne).</text:p>
                            </text:list-item>
                            <text:list-item>
                              <text:p text:style-name="P104">Waliduje unikalność login i email.</text:p>
                            </text:list-item>
                            <text:list-item>
                              <text:p text:style-name="P105">Zapisuje użytkownika z domyślną rolą user.</text:p>
                            </text:list-item>
                          </text:list>
                        </text:list-item>
                        <text:list-item>
                          <text:p text:style-name="P106">Zwracane dane: Po udanej rejestracji przekierowuje do strony logowania.</text:p>
                        </text:list-item>
                      </text:list>
                    </text:list-item>
                    <text:list-item>
                      <text:p text:style-name="P107">Login (GET):</text:p>
                      <text:list text:continue-numbering="true">
                        <text:list-item>
                          <text:p text:style-name="P108">Metoda HTTP: GET</text:p>
                        </text:list-item>
                        <text:list-item>
                          <text:p text:style-name="P109">Opis: Wyświetla formularz logowania.</text:p>
                        </text:list-item>
                        <text:list-item>
                          <text:p text:style-name="P110">Przekazywane dane: Brak.</text:p>
                        </text:list-item>
                        <text:list-item>
                          <text:p text:style-name="P111">Zwracane dane: Widok Login.cshtml.</text:p>
                        </text:list-item>
                      </text:list>
                    </text:list-item>
                    <text:list-item>
                      <text:p text:style-name="P112">Login (POST):</text:p>
                      <text:list text:continue-numbering="true">
                        <text:list-item>
                          <text:p text:style-name="P113">Metoda HTTP: POST</text:p>
                        </text:list-item>
                        <text:list-item>
                          <text:p text:style-name="P114">Opis: Przetwarza dane logowania. Jeśli dane są poprawne, tworzy sesję użytkownika i przekierowuje na stronę główną odpowiednią do jego roli.</text:p>
                        </text:list-item>
                        <text:list-item>
                          <text:p text:style-name="P115">Przekazywane dane: login, password.</text:p>
                        </text:list-item>
                        <text:list-item>
                          <text:p text:style-name="P116">Działanie:</text:p>
                          <text:list text:continue-numbering="true">
                            <text:list-item>
                              <text:p text:style-name="P117">Sprawdza poprawność danych logowania.</text:p>
                            </text:list-item>
                            <text:list-item>
                              <text:p text:style-name="P118">Jeśli dane są poprawne, zapisuje informacje o użytkowniku w sesji przy użyciu Claims.</text:p>
                            </text:list-item>
                          </text:list>
                        </text:list-item>
                        <text:list-item>
                          <text:p text:style-name="P119">Zwracane dane: Przekierowanie na stronę główną (AdminIndex lub UserIndex).</text:p>
                        </text:list-item>
                      </text:list>
                    </text:list-item>
                    <text:list-item>
                      <text:p text:style-name="P120">Logout (POST):</text:p>
                      <text:list text:continue-numbering="true">
                        <text:list-item>
                          <text:p text:style-name="P121">Metoda HTTP: POST</text:p>
                        </text:list-item>
                        <text:list-item>
                          <text:p text:style-name="P122">Opis: Wylogowuje użytkownika i czyści sesję.</text:p>
                        </text:list-item>
                        <text:list-item>
                          <text:p text:style-name="P123">Przekazywane dane: Brak.</text:p>
                        </text:list-item>
                        <text:list-item>
                          <text:p text:style-name="P124">Zwracane dane: Przekierowanie na stronę logowania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5">2. PostController</text:p>
            </text:list-item>
          </text:list>
        </text:list-item>
      </text:list>
      <text:p text:style-name="P126">Kontroler obsługujący operacje CRUD na wpisach. Dostępne dla zalogowanych użytkowników.</text:p>
      <text:list text:style-name="LFO2" text:continue-numbering="true">
        <text:list-item>
          <text:list>
            <text:list-item>
              <text:list>
                <text:list-item>
                  <text:p text:style-name="P127">Metody:</text:p>
                  <text:list text:continue-numbering="true">
                    <text:list-item>
                      <text:p text:style-name="P128">Create (GET):</text:p>
                      <text:list text:continue-numbering="true">
                        <text:list-item>
                          <text:p text:style-name="P129">Metoda HTTP: GET</text:p>
                        </text:list-item>
                        <text:list-item>
                          <text:p text:style-name="P130">Opis: Wyświetla formularz tworzenia nowego wpisu.</text:p>
                        </text:list-item>
                        <text:list-item>
                          <text:p text:style-name="P131">Przekazywane dane: Brak.</text:p>
                        </text:list-item>
                        <text:list-item>
                          <text:p text:style-name="P132">Zwracane dane: Widok Create.cshtml.</text:p>
                        </text:list-item>
                      </text:list>
                    </text:list-item>
                    <text:list-item>
                      <text:p text:style-name="P133">Create (POST):</text:p>
                      <text:list text:continue-numbering="true">
                        <text:list-item>
                          <text:p text:style-name="P134">Metoda HTTP: POST</text:p>
                        </text:list-item>
                        <text:list-item>
                          <text:p text:style-name="P135">Opis: Przetwarza dane przesłane z formularza i zapisuje nowy wpis w bazie danych.</text:p>
                        </text:list-item>
                        <text:list-item>
                          <text:p text:style-name="P136">Przekazywane dane: content.</text:p>
                        </text:list-item>
                        <text:list-item>
                          <text:p text:style-name="P137">Działanie:</text:p>
                          <text:list text:continue-numbering="true">
                            <text:list-item>
                              <text:p text:style-name="P138">Waliduje, czy treść wpisu nie jest pusta.</text:p>
                            </text:list-item>
                            <text:list-item>
                              <text:p text:style-name="P139">Zapisuje wpis z informacjami o autorze i dacie utworzenia.</text:p>
                            </text:list-item>
                          </text:list>
                        </text:list-item>
                        <text:list-item>
                          <text:p text:style-name="P140">Zwracane dane: Przekierowanie do widoku MyPosts.</text:p>
                        </text:list-item>
                      </text:list>
                    </text:list-item>
                    <text:list-item>
                      <text:p text:style-name="P141">MyPosts (GET):</text:p>
                      <text:list text:continue-numbering="true">
                        <text:list-item>
                          <text:p text:style-name="P142">Metoda HTTP: GET</text:p>
                        </text:list-item>
                        <text:list-item>
                          <text:p text:style-name="P143">Opis: Wyświetla listę wpisów zalogowanego użytkownika.</text:p>
                        </text:list-item>
                        <text:list-item>
                          <text:p text:style-name="P144">Przekazywane dane: Brak.</text:p>
                        </text:list-item>
                        <text:list-item>
                          <text:p text:style-name="P145">Zwracane dane: Widok MyPosts.cshtml z listą wpisów użytkownika.</text:p>
                        </text:list-item>
                      </text:list>
                    </text:list-item>
                    <text:list-item>
                      <text:p text:style-name="P146">DeletePost (POST):</text:p>
                      <text:list text:continue-numbering="true">
                        <text:list-item>
                          <text:p text:style-name="P147">Metoda HTTP: POST</text:p>
                        </text:list-item>
                        <text:list-item>
                          <text:p text:style-name="P148">Opis: Usuwa wpis z bazy danych. Tylko dla administratora.</text:p>
                        </text:list-item>
                        <text:list-item>
                          <text:p text:style-name="P149">Przekazywane dane: id (ID wpisu).</text:p>
                        </text:list-item>
                        <text:list-item>
                          <text:p text:style-name="P150">Działanie:</text:p>
                          <text:list text:continue-numbering="true">
                            <text:list-item>
                              <text:p text:style-name="P151">Sprawdza, czy wpis istnieje w bazie danych.</text:p>
                            </text:list-item>
                            <text:list-item>
                              <text:p text:style-name="P152">Usuwa wpis, jeśli użytkownik ma uprawnienia.</text:p>
                            </text:list-item>
                          </text:list>
                        </text:list-item>
                        <text:list-item>
                          <text:p text:style-name="P153">Zwracane dane: Przekierowanie do widoku AdminIndex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4">3. AdminController</text:p>
            </text:list-item>
          </text:list>
        </text:list-item>
      </text:list>
      <text:p text:style-name="P155">Kontroler dostępny wyłącznie dla administratorów. Obsługuje zarządzanie użytkownikami i rolami.</text:p>
      <text:list text:style-name="LFO2" text:continue-numbering="true">
        <text:list-item>
          <text:list>
            <text:list-item>
              <text:list>
                <text:list-item>
                  <text:p text:style-name="P156">Metody:</text:p>
                  <text:list text:continue-numbering="true">
                    <text:list-item>
                      <text:p text:style-name="P157">UserManagement (GET):</text:p>
                      <text:list text:continue-numbering="true">
                        <text:list-item>
                          <text:p text:style-name="P158">Metoda HTTP: GET</text:p>
                        </text:list-item>
                        <text:list-item>
                          <text:p text:style-name="P159">Opis: Wyświetla listę użytkowników z możliwością zmiany ról i usuwania kont.</text:p>
                        </text:list-item>
                        <text:list-item>
                          <text:p text:style-name="P160">Przekazywane dane: Brak.</text:p>
                        </text:list-item>
                        <text:list-item>
                          <text:p text:style-name="P161">Zwracane dane: Widok UserManagement.cshtml z listą użytkowników.</text:p>
                        </text:list-item>
                      </text:list>
                    </text:list-item>
                    <text:list-item>
                      <text:p text:style-name="P162">ChangeRole (POST):</text:p>
                      <text:list text:continue-numbering="true">
                        <text:list-item>
                          <text:p text:style-name="P163">Metoda HTTP: POST</text:p>
                        </text:list-item>
                        <text:list-item>
                          <text:p text:style-name="P164">Opis: Zmienia rolę wybranego użytkownika.</text:p>
                        </text:list-item>
                        <text:list-item>
                          <text:p text:style-name="P165">Przekazywane dane: id (ID użytkownika), role (nowa rola).</text:p>
                        </text:list-item>
                        <text:list-item>
                          <text:p text:style-name="P166">Działanie:</text:p>
                          <text:list text:continue-numbering="true">
                            <text:list-item>
                              <text:p text:style-name="P167">Sprawdza, czy użytkownik istnieje.</text:p>
                            </text:list-item>
                            <text:list-item>
                              <text:p text:style-name="P168">Aktualizuje rolę użytkownika w bazie danych.</text:p>
                            </text:list-item>
                          </text:list>
                        </text:list-item>
                        <text:list-item>
                          <text:p text:style-name="P169">Zwracane dane: Przekierowanie do widoku UserManagement.</text:p>
                        </text:list-item>
                      </text:list>
                    </text:list-item>
                    <text:list-item>
                      <text:p text:style-name="P170">DeleteUser (POST):</text:p>
                      <text:list text:continue-numbering="true">
                        <text:list-item>
                          <text:p text:style-name="P171">Metoda HTTP: POST</text:p>
                        </text:list-item>
                        <text:list-item>
                          <text:p text:style-name="P172">Opis: Usuwa konto użytkownika z bazy danych.</text:p>
                        </text:list-item>
                        <text:list-item>
                          <text:p text:style-name="P173">Przekazywane dane: id (ID użytkownika).</text:p>
                        </text:list-item>
                        <text:list-item>
                          <text:p text:style-name="P174">Działanie:</text:p>
                          <text:list text:continue-numbering="true">
                            <text:list-item>
                              <text:p text:style-name="P175">Sprawdza, czy użytkownik istnieje.</text:p>
                            </text:list-item>
                            <text:list-item>
                              <text:p text:style-name="P176">Zapobiega usunięciu samego siebie.</text:p>
                            </text:list-item>
                            <text:list-item>
                              <text:p text:style-name="P177">Usuwa użytkownika z bazy danych.</text:p>
                            </text:list-item>
                          </text:list>
                        </text:list-item>
                        <text:list-item>
                          <text:p text:style-name="P178">Zwracane dane: Przekierowanie do widoku UserManagemen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1" text:continue-numbering="true">
        <text:list-item>
          <text:p text:style-name="P179">System użytkowników</text:p>
        </text:list-item>
      </text:list>
      <text:p text:style-name="Akapitzlistą"/>
      <text:p text:style-name="Akapitzlistą">Role:</text:p>
      <text:list text:style-name="LFO4" text:continue-numbering="true">
        <text:list-item>
          <text:p text:style-name="P180"><text:span text:style-name="T181">Admin:</text:span><text:s/>Zarządza użytkownikami i wpisami, może zmieniać role.</text:p>
        </text:list-item>
        <text:list-item>
          <text:p text:style-name="P182"><text:span text:style-name="T183">User:</text:span><text:s/>Tworzy i zarządza swoimi wpisami.</text:p>
        </text:list-item>
        <text:list-item>
          <text:p text:style-name="P184"><text:span text:style-name="T185">Guest:</text:span><text:s/>Przegląda wpisy.</text:p>
        </text:list-item>
      </text:list>
      <text:p text:style-name="Akapitzlistą">Powiązane dane:</text:p>
      <text:list text:style-name="LFO5" text:continue-numbering="true">
        <text:list-item>
          <text:p text:style-name="P186">Wpisy są powiązane z użytkownikami.</text:p>
        </text:list-item>
        <text:list-item>
          <text:p text:style-name="P187">Admini mają dostęp do wszystkich wpisów i użytkowników.</text:p>
        </text:list-item>
      </text:list>
      <text:p text:style-name="Akapitzlistą"/>
      <text:p text:style-name="P188"><text:span text:style-name="T189">Role</text:span>:</text:p>
      <text:p text:style-name="P190"><text:span text:style-name="T191">Administrator</text:span>: Zarządza wszystkimi treściami, użytkownikami i ustawieniami systemu.</text:p>
      <text:p text:style-name="P192"><text:span text:style-name="T193">Zalogowany użytkownik</text:span>: Może tworzyć treści i edytować swój profil.</text:p>
      <text:p text:style-name="P194"><text:span text:style-name="T195">Gość</text:span>: Może wyłącznie przeglądać publiczne treści.</text:p>
      <text:p text:style-name="P196"><text:span text:style-name="T197">Przypisywanie ról</text:span>:</text:p>
      <text:p text:style-name="P198">Role przypisywane są automatycznie na podstawie rejestracji. Administrator może zmieniać rolę użytkownika w panelu administracyjnym.<text:line-break/></text:p>
      <text:p text:style-name="Akapitzlistą"/>
      <text:list text:style-name="LFO1" text:continue-numbering="true">
        <text:list-item>
          <text:p text:style-name="P199">Najciekawsze funkcjonalności</text:p>
        </text:list-item>
      </text:list>
      <text:list text:style-name="LFO8" text:continue-numbering="true">
        <text:list-item>
          <text:p text:style-name="P200"><text:span text:style-name="T201">Role i autoryzacja:</text:span><text:line-break/>System z jasno zdefiniowanymi rolami (admin, user, guest), które wpływają na dostępne funkcje.</text:p>
        </text:list-item>
        <text:list-item>
          <text:p text:style-name="P202"><text:span text:style-name="T203">Panel administracyjny:</text:span><text:line-break/>Admin może zarządzać użytkownikami (zmieniać role, usuwać konta) i wpisami (usuwać treści).</text:p>
        </text:list-item>
        <text:list-item>
          <text:p text:style-name="P204"><text:span text:style-name="T205">Dynamiczne wyświetlanie wpisów:</text:span><text:line-break/>Wpisy obsługują nowe linie (\n → &lt;br&gt;), co poprawia czytelność treści.</text:p>
        </text:list-item>
        <text:list-item>
          <text:p text:style-name="P206"><text:span text:style-name="T207">Responsywny interfejs:</text:span><text:line-break/>Formularze logowania i rejestracji, a także widoki dashboardów zostały zaprojektowane z wykorzystaniem Bootstrap, co zapewnia ich estetyczny wygląd.</text:p>
        </text:list-item>
      </text:list>
      <text:p text:style-name="Akapitzlistą"/>
      <text:list text:style-name="LFO1" text:continue-numbering="true">
        <text:list-item>
          <text:p text:style-name="P208">Autorzy projektu</text:p>
        </text:list-item>
      </text:list>
      <text:p text:style-name="Akapitzlistą"/>
      <text:p text:style-name="P209">Patryk Marczyk</text:p>
      <text:p text:style-name="P210">Magdalena Jasińska</text:p>
      <text:p text:style-name="Normalny"/>
      <text:p text:style-name="P211"/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HTML-kod" style:display-name="HTML - kod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gdalena 138176</meta:initial-creator>
    <dc:creator>Patryk 138330</dc:creator>
    <meta:creation-date>2025-01-03T14:06:00Z</meta:creation-date>
    <dc:date>2025-01-05T22:02:00Z</dc:date>
    <meta:template xlink:href="Normal" xlink:type="simple"/>
    <meta:editing-cycles>2</meta:editing-cycles>
    <meta:editing-duration>PT7380S</meta:editing-duration>
    <meta:document-statistic meta:page-count="6" meta:paragraph-count="12" meta:word-count="908" meta:character-count="6350" meta:row-count="45" meta:non-whitespace-character-count="5454"/>
  </office:meta>
</office:document-meta>
</file>